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1e4" officeooo:paragraph-rsid="00198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s l’obscurité de l’espace, frayez vous un chemin à travers un champ d’astéroïdes. Utilisez vos armes pour éclairer vos alentours. Survivez assez longtemps pour avoir votre nom au champ d’honneu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6:41:39.135000000</meta:creation-date>
    <dc:date>2024-06-17T16:44:37.780000000</dc:date>
    <meta:editing-duration>PT2M59S</meta:editing-duration>
    <meta:editing-cycles>1</meta:editing-cycles>
    <meta:document-statistic meta:table-count="0" meta:image-count="0" meta:object-count="0" meta:page-count="1" meta:paragraph-count="1" meta:word-count="30" meta:character-count="199" meta:non-whitespace-character-count="169"/>
    <meta:generator>LibreOffice/7.6.4.1$Windows_X86_64 LibreOffice_project/e19e193f88cd6c0525a17fb7a176ed8e6a3e2aa1</meta:generator>
  </office:meta>
</office:document-meta>
</file>